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3333" draw:textarea-horizontal-align="justify" draw:textarea-vertical-align="middle" draw:auto-grow-height="false" fo:min-height="2.163cm" fo:min-width="3.31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2.163cm" fo:min-width="3.31cm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3.3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9900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783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-color="#ff3333"/>
      <style:paragraph-properties fo:text-align="center"/>
    </style:style>
    <style:style style:name="P2" style:family="paragraph">
      <loext:graphic-properties draw:fill-color="#99ff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00ff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413cm" svg:x="6.715cm" svg:y="7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2.413cm" svg:x="6.715cm" svg:y="13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413cm" svg:x="6.715cm" svg:y="19.288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065cm" svg:y1="8.874cm" svg:x2="7.223cm" svg:y2="4.429cm">
          <text:p/>
        </draw:line>
        <draw:line draw:style-name="gr4" draw:text-style-name="P4" draw:layer="layout" svg:x1="12.049cm" svg:y1="16.875cm" svg:x2="8.874cm" svg:y2="12.303cm">
          <text:p/>
        </draw:line>
        <draw:custom-shape draw:style-name="gr5" draw:text-style-name="P5" draw:layer="layout" svg:width="0.127cm" svg:height="0.127cm" svg:x="9.715cm" svg:y="13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27cm" svg:height="0.127cm" svg:x="10.453cm" svg:y="14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838cm" svg:height="1.033cm" svg:x="9.279cm" svg:y="12.534cm">
          <draw:text-box>
            <text:p>(x1, y1)</text:p>
          </draw:text-box>
        </draw:frame>
        <draw:frame draw:style-name="gr7" draw:text-style-name="P6" draw:layer="layout" svg:width="2.821cm" svg:height="1.016cm" svg:x="10.346cm" svg:y="13.951cm">
          <draw:text-box>
            <text:p>(x2, y2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1T22:19:41.687144490</meta:creation-date>
    <dc:date>2017-01-22T06:03:14.060741293</dc:date>
    <meta:editing-duration>PT8M46S</meta:editing-duration>
    <meta:editing-cycles>2</meta:editing-cycles>
    <meta:generator>LibreOffice/5.2.4.2$Linux_X86_64 LibreOffice_project/20m0$Build-2</meta:generator>
    <meta:document-statistic meta:object-count="9"/>
  </office:meta>
</office:document-meta>
</file>